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95" table:style-name="ta1">
        <table:shapes>
          <draw:frame draw:z-index="0" draw:style-name="gr1" draw:text-style-name="P1" svg:width="159.99mm" svg:height="89.99mm" svg:x="126.54mm" svg:y="1mm">
            <loext:p draw:notify-on-update-of-ranges="test295.G1:test295.G1 test295.G2:test295.G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3</text:p>
          </table:table-cell>
          <table:table-cell office:value-type="float" office:value="0.321336" calcext:value-type="float">
            <text:p>0.321336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" calcext:value-type="float">
            <text:p>0</text:p>
          </table:table-cell>
          <table:table-cell office:value-type="float" office:value="30160" calcext:value-type="float">
            <text:p>30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4</text:p>
          </table:table-cell>
          <table:table-cell office:value-type="float" office:value="0.701081" calcext:value-type="float">
            <text:p>0.701081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" calcext:value-type="float">
            <text:p>0</text:p>
          </table:table-cell>
          <table:table-cell office:value-type="float" office:value="37015" calcext:value-type="float">
            <text:p>370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5</text:p>
          </table:table-cell>
          <table:table-cell office:value-type="float" office:value="5.508655" calcext:value-type="float">
            <text:p>5.508655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" calcext:value-type="float">
            <text:p>0</text:p>
          </table:table-cell>
          <table:table-cell office:value-type="float" office:value="33342" calcext:value-type="float">
            <text:p>333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6</text:p>
          </table:table-cell>
          <table:table-cell office:value-type="float" office:value="7.678007" calcext:value-type="float">
            <text:p>7.678007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" calcext:value-type="float">
            <text:p>0</text:p>
          </table:table-cell>
          <table:table-cell office:value-type="float" office:value="24502" calcext:value-type="float">
            <text:p>2450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7</text:p>
          </table:table-cell>
          <table:table-cell office:value-type="float" office:value="8.34202" calcext:value-type="float">
            <text:p>8.34202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" calcext:value-type="float">
            <text:p>0</text:p>
          </table:table-cell>
          <table:table-cell office:value-type="float" office:value="24730" calcext:value-type="float">
            <text:p>247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8</text:p>
          </table:table-cell>
          <table:table-cell office:value-type="float" office:value="15.822312" calcext:value-type="float">
            <text:p>15.822312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" calcext:value-type="float">
            <text:p>0</text:p>
          </table:table-cell>
          <table:table-cell office:value-type="float" office:value="29959" calcext:value-type="float">
            <text:p>2995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29</text:p>
          </table:table-cell>
          <table:table-cell office:value-type="float" office:value="19.415305" calcext:value-type="float">
            <text:p>19.415305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" calcext:value-type="float">
            <text:p>0</text:p>
          </table:table-cell>
          <table:table-cell office:value-type="float" office:value="21196" calcext:value-type="float">
            <text:p>211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0</text:p>
          </table:table-cell>
          <table:table-cell office:value-type="float" office:value="29.025315" calcext:value-type="float">
            <text:p>29.025315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15155" calcext:value-type="float">
            <text:p>151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1</text:p>
          </table:table-cell>
          <table:table-cell office:value-type="float" office:value="29.11087" calcext:value-type="float">
            <text:p>29.11087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" calcext:value-type="float">
            <text:p>0</text:p>
          </table:table-cell>
          <table:table-cell office:value-type="float" office:value="15779" calcext:value-type="float">
            <text:p>157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3</text:p>
          </table:table-cell>
          <table:table-cell office:value-type="float" office:value="31.50695" calcext:value-type="float">
            <text:p>31.50695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" calcext:value-type="float">
            <text:p>0</text:p>
          </table:table-cell>
          <table:table-cell office:value-type="float" office:value="16521" calcext:value-type="float">
            <text:p>1652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4</text:p>
          </table:table-cell>
          <table:table-cell office:value-type="float" office:value="32.054834" calcext:value-type="float">
            <text:p>32.054834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" calcext:value-type="float">
            <text:p>0</text:p>
          </table:table-cell>
          <table:table-cell office:value-type="float" office:value="15155" calcext:value-type="float">
            <text:p>1515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7</text:p>
          </table:table-cell>
          <table:table-cell office:value-type="float" office:value="33.876959" calcext:value-type="float">
            <text:p>33.876959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13890" calcext:value-type="float">
            <text:p>1389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8</text:p>
          </table:table-cell>
          <table:table-cell office:value-type="float" office:value="48.691997" calcext:value-type="float">
            <text:p>48.691997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12319" calcext:value-type="float">
            <text:p>123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39</text:p>
          </table:table-cell>
          <table:table-cell office:value-type="float" office:value="38.644388" calcext:value-type="float">
            <text:p>38.644388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" calcext:value-type="float">
            <text:p>0</text:p>
          </table:table-cell>
          <table:table-cell office:value-type="float" office:value="12447" calcext:value-type="float">
            <text:p>124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2</text:p>
          </table:table-cell>
          <table:table-cell office:value-type="float" office:value="57.626297" calcext:value-type="float">
            <text:p>57.626297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" calcext:value-type="float">
            <text:p>0</text:p>
          </table:table-cell>
          <table:table-cell office:value-type="float" office:value="18654" calcext:value-type="float">
            <text:p>1865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3</text:p>
          </table:table-cell>
          <table:table-cell office:value-type="float" office:value="73.45786" calcext:value-type="float">
            <text:p>73.45786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" calcext:value-type="float">
            <text:p>0</text:p>
          </table:table-cell>
          <table:table-cell office:value-type="float" office:value="12111" calcext:value-type="float">
            <text:p>1211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4</text:p>
          </table:table-cell>
          <table:table-cell office:value-type="float" office:value="73.784959" calcext:value-type="float">
            <text:p>73.784959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" calcext:value-type="float">
            <text:p>0</text:p>
          </table:table-cell>
          <table:table-cell office:value-type="float" office:value="10047" calcext:value-type="float">
            <text:p>1004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6</text:p>
          </table:table-cell>
          <table:table-cell office:value-type="float" office:value="64.258327" calcext:value-type="float">
            <text:p>64.258327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" calcext:value-type="float">
            <text:p>0</text:p>
          </table:table-cell>
          <table:table-cell office:value-type="float" office:value="18942" calcext:value-type="float">
            <text:p>1894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7</text:p>
          </table:table-cell>
          <table:table-cell office:value-type="float" office:value="62.980412" calcext:value-type="float">
            <text:p>62.980412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" calcext:value-type="float">
            <text:p>0</text:p>
          </table:table-cell>
          <table:table-cell office:value-type="float" office:value="19870" calcext:value-type="float">
            <text:p>1987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48</text:p>
          </table:table-cell>
          <table:table-cell office:value-type="float" office:value="86.863708" calcext:value-type="float">
            <text:p>86.86370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" calcext:value-type="float">
            <text:p>0</text:p>
          </table:table-cell>
          <table:table-cell office:value-type="float" office:value="13777" calcext:value-type="float">
            <text:p>137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1</text:p>
          </table:table-cell>
          <table:table-cell office:value-type="float" office:value="93.631706" calcext:value-type="float">
            <text:p>93.631706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" calcext:value-type="float">
            <text:p>0</text:p>
          </table:table-cell>
          <table:table-cell office:value-type="float" office:value="28190" calcext:value-type="float">
            <text:p>2819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2</text:p>
          </table:table-cell>
          <table:table-cell office:value-type="float" office:value="78.355553" calcext:value-type="float">
            <text:p>78.355553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" calcext:value-type="float">
            <text:p>0</text:p>
          </table:table-cell>
          <table:table-cell office:value-type="float" office:value="19397" calcext:value-type="float">
            <text:p>1939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3</text:p>
          </table:table-cell>
          <table:table-cell office:value-type="float" office:value="113.866234" calcext:value-type="float">
            <text:p>113.866234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" calcext:value-type="float">
            <text:p>0</text:p>
          </table:table-cell>
          <table:table-cell office:value-type="float" office:value="17140" calcext:value-type="float">
            <text:p>17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6</text:p>
          </table:table-cell>
          <table:table-cell office:value-type="float" office:value="111.131028" calcext:value-type="float">
            <text:p>111.131028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" calcext:value-type="float">
            <text:p>0</text:p>
          </table:table-cell>
          <table:table-cell office:value-type="float" office:value="9745" calcext:value-type="float">
            <text:p>974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7</text:p>
          </table:table-cell>
          <table:table-cell office:value-type="float" office:value="74.95405" calcext:value-type="float">
            <text:p>74.95405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7:58</text:p>
          </table:table-cell>
          <table:table-cell office:value-type="float" office:value="123.298744" calcext:value-type="float">
            <text:p>123.298744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" calcext:value-type="float">
            <text:p>0</text:p>
          </table:table-cell>
          <table:table-cell office:value-type="float" office:value="4780" calcext:value-type="float">
            <text:p>47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1</text:p>
          </table:table-cell>
          <table:table-cell office:value-type="float" office:value="127.622152" calcext:value-type="float">
            <text:p>127.622152</text:p>
          </table:table-cell>
          <table:table-cell office:value-type="float" office:value="0.005088" calcext:value-type="float">
            <text:p>0.005088</text:p>
          </table:table-cell>
          <table:table-cell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2</text:p>
          </table:table-cell>
          <table:table-cell office:value-type="float" office:value="105.233519" calcext:value-type="float">
            <text:p>105.233519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" calcext:value-type="float">
            <text:p>0</text:p>
          </table:table-cell>
          <table:table-cell office:value-type="float" office:value="12502" calcext:value-type="float">
            <text:p>1250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3</text:p>
          </table:table-cell>
          <table:table-cell office:value-type="float" office:value="105.355078" calcext:value-type="float">
            <text:p>105.355078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" calcext:value-type="float">
            <text:p>0</text:p>
          </table:table-cell>
          <table:table-cell office:value-type="float" office:value="7982" calcext:value-type="float">
            <text:p>798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6</text:p>
          </table:table-cell>
          <table:table-cell office:value-type="float" office:value="127.073592" calcext:value-type="float">
            <text:p>127.073592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" calcext:value-type="float">
            <text:p>0</text:p>
          </table:table-cell>
          <table:table-cell office:value-type="float" office:value="13338" calcext:value-type="float">
            <text:p>1333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7</text:p>
          </table:table-cell>
          <table:table-cell office:value-type="float" office:value="121.216598" calcext:value-type="float">
            <text:p>121.216598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" calcext:value-type="float">
            <text:p>0</text:p>
          </table:table-cell>
          <table:table-cell office:value-type="float" office:value="12990" calcext:value-type="float">
            <text:p>1299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08</text:p>
          </table:table-cell>
          <table:table-cell office:value-type="float" office:value="44.19771" calcext:value-type="float">
            <text:p>44.19771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" calcext:value-type="float">
            <text:p>0</text:p>
          </table:table-cell>
          <table:table-cell office:value-type="float" office:value="11197" calcext:value-type="float">
            <text:p>11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1</text:p>
          </table:table-cell>
          <table:table-cell office:value-type="float" office:value="124.855462" calcext:value-type="float">
            <text:p>124.855462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" calcext:value-type="float">
            <text:p>0</text:p>
          </table:table-cell>
          <table:table-cell office:value-type="float" office:value="22737" calcext:value-type="float">
            <text:p>2273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2</text:p>
          </table:table-cell>
          <table:table-cell office:value-type="float" office:value="80.005158" calcext:value-type="float">
            <text:p>80.005158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" calcext:value-type="float">
            <text:p>0</text:p>
          </table:table-cell>
          <table:table-cell office:value-type="float" office:value="12960" calcext:value-type="float">
            <text:p>1296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3</text:p>
          </table:table-cell>
          <table:table-cell office:value-type="float" office:value="60.998172" calcext:value-type="float">
            <text:p>60.998172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" calcext:value-type="float">
            <text:p>0</text:p>
          </table:table-cell>
          <table:table-cell office:value-type="float" office:value="14379" calcext:value-type="float">
            <text:p>1437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6</text:p>
          </table:table-cell>
          <table:table-cell office:value-type="float" office:value="108.798901" calcext:value-type="float">
            <text:p>108.79890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" calcext:value-type="float">
            <text:p>0</text:p>
          </table:table-cell>
          <table:table-cell office:value-type="float" office:value="24488" calcext:value-type="float">
            <text:p>2448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7</text:p>
          </table:table-cell>
          <table:table-cell office:value-type="float" office:value="41.203563" calcext:value-type="float">
            <text:p>41.203563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" calcext:value-type="float">
            <text:p>0</text:p>
          </table:table-cell>
          <table:table-cell office:value-type="float" office:value="10508" calcext:value-type="float">
            <text:p>1050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18</text:p>
          </table:table-cell>
          <table:table-cell office:value-type="float" office:value="55.43443" calcext:value-type="float">
            <text:p>55.43443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" calcext:value-type="float">
            <text:p>0</text:p>
          </table:table-cell>
          <table:table-cell office:value-type="float" office:value="13759" calcext:value-type="float">
            <text:p>137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1</text:p>
          </table:table-cell>
          <table:table-cell office:value-type="float" office:value="99.939476" calcext:value-type="float">
            <text:p>99.939476</text:p>
          </table:table-cell>
          <table:table-cell office:value-type="float" office:value="0.032848" calcext:value-type="float">
            <text:p>0.032848</text:p>
          </table:table-cell>
          <table:table-cell office:value-type="float" office:value="0" calcext:value-type="float">
            <text:p>0</text:p>
          </table:table-cell>
          <table:table-cell office:value-type="float" office:value="34604" calcext:value-type="float">
            <text:p>3460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2</text:p>
          </table:table-cell>
          <table:table-cell office:value-type="float" office:value="103.867631" calcext:value-type="float">
            <text:p>103.86763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3</text:p>
          </table:table-cell>
          <table:table-cell office:value-type="float" office:value="57.186556" calcext:value-type="float">
            <text:p>57.186556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" calcext:value-type="float">
            <text:p>0</text:p>
          </table:table-cell>
          <table:table-cell office:value-type="float" office:value="8441" calcext:value-type="float">
            <text:p>84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6</text:p>
          </table:table-cell>
          <table:table-cell office:value-type="float" office:value="115.125593" calcext:value-type="float">
            <text:p>115.12559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7</text:p>
          </table:table-cell>
          <table:table-cell office:value-type="float" office:value="66.902581" calcext:value-type="float">
            <text:p>66.902581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" calcext:value-type="float">
            <text:p>0</text:p>
          </table:table-cell>
          <table:table-cell office:value-type="float" office:value="10556" calcext:value-type="float">
            <text:p>1055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28</text:p>
          </table:table-cell>
          <table:table-cell office:value-type="float" office:value="20.698832" calcext:value-type="float">
            <text:p>20.698832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" calcext:value-type="float">
            <text:p>0</text:p>
          </table:table-cell>
          <table:table-cell office:value-type="float" office:value="16161" calcext:value-type="float">
            <text:p>161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0</text:p>
          </table:table-cell>
          <table:table-cell office:value-type="float" office:value="123.800151" calcext:value-type="float">
            <text:p>123.80015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1</text:p>
          </table:table-cell>
          <table:table-cell office:value-type="float" office:value="108.550571" calcext:value-type="float">
            <text:p>108.550571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3128" calcext:value-type="float">
            <text:p>312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2</text:p>
          </table:table-cell>
          <table:table-cell office:value-type="float" office:value="111.417181" calcext:value-type="float">
            <text:p>111.41718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4</text:p>
          </table:table-cell>
          <table:table-cell office:value-type="float" office:value="126.989183" calcext:value-type="float">
            <text:p>126.98918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5</text:p>
          </table:table-cell>
          <table:table-cell office:value-type="float" office:value="120.629267" calcext:value-type="float">
            <text:p>120.629267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6</text:p>
          </table:table-cell>
          <table:table-cell office:value-type="float" office:value="124.354854" calcext:value-type="float">
            <text:p>124.35485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39</text:p>
          </table:table-cell>
          <table:table-cell office:value-type="float" office:value="60.855663" calcext:value-type="float">
            <text:p>60.855663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" calcext:value-type="float">
            <text:p>0</text:p>
          </table:table-cell>
          <table:table-cell office:value-type="float" office:value="9191" calcext:value-type="float">
            <text:p>91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0</text:p>
          </table:table-cell>
          <table:table-cell office:value-type="float" office:value="62.083165" calcext:value-type="float">
            <text:p>62.083165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" calcext:value-type="float">
            <text:p>0</text:p>
          </table:table-cell>
          <table:table-cell office:value-type="float" office:value="15897" calcext:value-type="float">
            <text:p>158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3</text:p>
          </table:table-cell>
          <table:table-cell office:value-type="float" office:value="64.926107" calcext:value-type="float">
            <text:p>64.92610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4</text:p>
          </table:table-cell>
          <table:table-cell office:value-type="float" office:value="47.464571" calcext:value-type="float">
            <text:p>47.464571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7</text:p>
          </table:table-cell>
          <table:table-cell office:value-type="float" office:value="66.827624" calcext:value-type="float">
            <text:p>66.827624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" calcext:value-type="float">
            <text:p>0</text:p>
          </table:table-cell>
          <table:table-cell office:value-type="float" office:value="21621" calcext:value-type="float">
            <text:p>216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8</text:p>
          </table:table-cell>
          <table:table-cell office:value-type="float" office:value="63.619943" calcext:value-type="float">
            <text:p>63.61994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" calcext:value-type="float">
            <text:p>0</text:p>
          </table:table-cell>
          <table:table-cell office:value-type="float" office:value="6860" calcext:value-type="float">
            <text:p>68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49</text:p>
          </table:table-cell>
          <table:table-cell office:value-type="float" office:value="70.007883" calcext:value-type="float">
            <text:p>70.007883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" calcext:value-type="float">
            <text:p>0</text:p>
          </table:table-cell>
          <table:table-cell office:value-type="float" office:value="39517" calcext:value-type="float">
            <text:p>39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52</text:p>
          </table:table-cell>
          <table:table-cell office:value-type="float" office:value="57.89919" calcext:value-type="float">
            <text:p>57.89919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" calcext:value-type="float">
            <text:p>0</text:p>
          </table:table-cell>
          <table:table-cell office:value-type="float" office:value="4217" calcext:value-type="float">
            <text:p>42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53</text:p>
          </table:table-cell>
          <table:table-cell office:value-type="float" office:value="44.976753" calcext:value-type="float">
            <text:p>44.97675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" calcext:value-type="float">
            <text:p>0</text:p>
          </table:table-cell>
          <table:table-cell office:value-type="float" office:value="18529" calcext:value-type="float">
            <text:p>185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54</text:p>
          </table:table-cell>
          <table:table-cell office:value-type="float" office:value="37.760979" calcext:value-type="float">
            <text:p>37.760979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" calcext:value-type="float">
            <text:p>0</text:p>
          </table:table-cell>
          <table:table-cell office:value-type="float" office:value="40174" calcext:value-type="float">
            <text:p>40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57</text:p>
          </table:table-cell>
          <table:table-cell office:value-type="float" office:value="51.562582" calcext:value-type="float">
            <text:p>51.562582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8:58</text:p>
          </table:table-cell>
          <table:table-cell office:value-type="float" office:value="44.379904" calcext:value-type="float">
            <text:p>44.379904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" calcext:value-type="float">
            <text:p>0</text:p>
          </table:table-cell>
          <table:table-cell office:value-type="float" office:value="17121" calcext:value-type="float">
            <text:p>1712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02</text:p>
          </table:table-cell>
          <table:table-cell office:value-type="float" office:value="37.571394" calcext:value-type="float">
            <text:p>37.571394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" calcext:value-type="float">
            <text:p>0</text:p>
          </table:table-cell>
          <table:table-cell office:value-type="float" office:value="7343" calcext:value-type="float">
            <text:p>734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03</text:p>
          </table:table-cell>
          <table:table-cell office:value-type="float" office:value="36.138175" calcext:value-type="float">
            <text:p>36.138175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" calcext:value-type="float">
            <text:p>0</text:p>
          </table:table-cell>
          <table:table-cell office:value-type="float" office:value="11795" calcext:value-type="float">
            <text:p>1179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07</text:p>
          </table:table-cell>
          <table:table-cell office:value-type="float" office:value="33.989067" calcext:value-type="float">
            <text:p>33.989067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" calcext:value-type="float">
            <text:p>0</text:p>
          </table:table-cell>
          <table:table-cell office:value-type="float" office:value="16108" calcext:value-type="float">
            <text:p>161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08</text:p>
          </table:table-cell>
          <table:table-cell office:value-type="float" office:value="29.223927" calcext:value-type="float">
            <text:p>29.223927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0" calcext:value-type="float">
            <text:p>0</text:p>
          </table:table-cell>
          <table:table-cell office:value-type="float" office:value="17146" calcext:value-type="float">
            <text:p>1714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1</text:p>
          </table:table-cell>
          <table:table-cell office:value-type="float" office:value="45.515699" calcext:value-type="float">
            <text:p>45.515699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2</text:p>
          </table:table-cell>
          <table:table-cell office:value-type="float" office:value="37.628041" calcext:value-type="float">
            <text:p>37.628041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" calcext:value-type="float">
            <text:p>0</text:p>
          </table:table-cell>
          <table:table-cell office:value-type="float" office:value="13831" calcext:value-type="float">
            <text:p>138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3</text:p>
          </table:table-cell>
          <table:table-cell office:value-type="float" office:value="39.723736" calcext:value-type="float">
            <text:p>39.723736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5</text:p>
          </table:table-cell>
          <table:table-cell office:value-type="float" office:value="38.410116" calcext:value-type="float">
            <text:p>38.41011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6</text:p>
          </table:table-cell>
          <table:table-cell office:value-type="float" office:value="47.689572" calcext:value-type="float">
            <text:p>47.689572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7</text:p>
          </table:table-cell>
          <table:table-cell office:value-type="float" office:value="77.445848" calcext:value-type="float">
            <text:p>77.44584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19</text:p>
          </table:table-cell>
          <table:table-cell office:value-type="float" office:value="45.908001" calcext:value-type="float">
            <text:p>45.90800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20</text:p>
          </table:table-cell>
          <table:table-cell office:value-type="float" office:value="53.426094" calcext:value-type="float">
            <text:p>53.426094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" calcext:value-type="float">
            <text:p>0</text:p>
          </table:table-cell>
          <table:table-cell office:value-type="float" office:value="8127" calcext:value-type="float">
            <text:p>8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23</text:p>
          </table:table-cell>
          <table:table-cell office:value-type="float" office:value="39.480508" calcext:value-type="float">
            <text:p>39.480508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" calcext:value-type="float">
            <text:p>0</text:p>
          </table:table-cell>
          <table:table-cell office:value-type="float" office:value="11820" calcext:value-type="float">
            <text:p>118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24</text:p>
          </table:table-cell>
          <table:table-cell office:value-type="float" office:value="39.092466" calcext:value-type="float">
            <text:p>39.092466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" calcext:value-type="float">
            <text:p>0</text:p>
          </table:table-cell>
          <table:table-cell office:value-type="float" office:value="11050" calcext:value-type="float">
            <text:p>110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29</text:p>
          </table:table-cell>
          <table:table-cell office:value-type="float" office:value="33.063434" calcext:value-type="float">
            <text:p>33.063434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" calcext:value-type="float">
            <text:p>0</text:p>
          </table:table-cell>
          <table:table-cell office:value-type="float" office:value="12608" calcext:value-type="float">
            <text:p>126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30</text:p>
          </table:table-cell>
          <table:table-cell office:value-type="float" office:value="34.816352" calcext:value-type="float">
            <text:p>34.816352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" calcext:value-type="float">
            <text:p>0</text:p>
          </table:table-cell>
          <table:table-cell office:value-type="float" office:value="27188" calcext:value-type="float">
            <text:p>27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33</text:p>
          </table:table-cell>
          <table:table-cell office:value-type="float" office:value="42.008659" calcext:value-type="float">
            <text:p>42.008659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" calcext:value-type="float">
            <text:p>0</text:p>
          </table:table-cell>
          <table:table-cell office:value-type="float" office:value="10523" calcext:value-type="float">
            <text:p>105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34</text:p>
          </table:table-cell>
          <table:table-cell office:value-type="float" office:value="37.040543" calcext:value-type="float">
            <text:p>37.040543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" calcext:value-type="float">
            <text:p>0</text:p>
          </table:table-cell>
          <table:table-cell office:value-type="float" office:value="33775" calcext:value-type="float">
            <text:p>33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35</text:p>
          </table:table-cell>
          <table:table-cell office:value-type="float" office:value="41.243478" calcext:value-type="float">
            <text:p>41.243478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39</text:p>
          </table:table-cell>
          <table:table-cell office:value-type="float" office:value="38.375648" calcext:value-type="float">
            <text:p>38.375648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" calcext:value-type="float">
            <text:p>0</text:p>
          </table:table-cell>
          <table:table-cell office:value-type="float" office:value="25044" calcext:value-type="float">
            <text:p>250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0</text:p>
          </table:table-cell>
          <table:table-cell office:value-type="float" office:value="29.398455" calcext:value-type="float">
            <text:p>29.39845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4</text:p>
          </table:table-cell>
          <table:table-cell office:value-type="float" office:value="25.679944" calcext:value-type="float">
            <text:p>25.679944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1905" calcext:value-type="float">
            <text:p>1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5</text:p>
          </table:table-cell>
          <table:table-cell office:value-type="float" office:value="32.830968" calcext:value-type="float">
            <text:p>32.830968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" calcext:value-type="float">
            <text:p>0</text:p>
          </table:table-cell>
          <table:table-cell office:value-type="float" office:value="57272" calcext:value-type="float">
            <text:p>57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7</text:p>
          </table:table-cell>
          <table:table-cell office:value-type="float" office:value="38.513011" calcext:value-type="float">
            <text:p>38.513011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" calcext:value-type="float">
            <text:p>0</text:p>
          </table:table-cell>
          <table:table-cell office:value-type="float" office:value="8896" calcext:value-type="float">
            <text:p>8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8</text:p>
          </table:table-cell>
          <table:table-cell office:value-type="float" office:value="2.194819" calcext:value-type="float">
            <text:p>2.19481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49</text:p>
          </table:table-cell>
          <table:table-cell office:value-type="float" office:value="2.565163" calcext:value-type="float">
            <text:p>2.565163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52</text:p>
          </table:table-cell>
          <table:table-cell office:value-type="float" office:value="14.781555" calcext:value-type="float">
            <text:p>14.781555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" calcext:value-type="float">
            <text:p>0</text:p>
          </table:table-cell>
          <table:table-cell office:value-type="float" office:value="31774" calcext:value-type="float">
            <text:p>317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53</text:p>
          </table:table-cell>
          <table:table-cell office:value-type="float" office:value="14.250539" calcext:value-type="float">
            <text:p>14.250539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" calcext:value-type="float">
            <text:p>0</text:p>
          </table:table-cell>
          <table:table-cell office:value-type="float" office:value="36598" calcext:value-type="float">
            <text:p>365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54</text:p>
          </table:table-cell>
          <table:table-cell office:value-type="float" office:value="16.742499" calcext:value-type="float">
            <text:p>16.742499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" calcext:value-type="float">
            <text:p>0</text:p>
          </table:table-cell>
          <table:table-cell office:value-type="float" office:value="17091" calcext:value-type="float">
            <text:p>170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58</text:p>
          </table:table-cell>
          <table:table-cell office:value-type="float" office:value="10.444059" calcext:value-type="float">
            <text:p>10.44405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22356" calcext:value-type="float">
            <text:p>223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09:59</text:p>
          </table:table-cell>
          <table:table-cell office:value-type="float" office:value="7.368042" calcext:value-type="float">
            <text:p>7.368042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" calcext:value-type="float">
            <text:p>0</text:p>
          </table:table-cell>
          <table:table-cell office:value-type="float" office:value="23489" calcext:value-type="float">
            <text:p>234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2</text:p>
          </table:table-cell>
          <table:table-cell office:value-type="float" office:value="7.875785" calcext:value-type="float">
            <text:p>7.875785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" calcext:value-type="float">
            <text:p>0</text:p>
          </table:table-cell>
          <table:table-cell office:value-type="float" office:value="31511" calcext:value-type="float">
            <text:p>315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3</text:p>
          </table:table-cell>
          <table:table-cell office:value-type="float" office:value="4.683012" calcext:value-type="float">
            <text:p>4.683012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" calcext:value-type="float">
            <text:p>0</text:p>
          </table:table-cell>
          <table:table-cell office:value-type="float" office:value="29936" calcext:value-type="float">
            <text:p>299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4</text:p>
          </table:table-cell>
          <table:table-cell office:value-type="float" office:value="7.080797" calcext:value-type="float">
            <text:p>7.080797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" calcext:value-type="float">
            <text:p>0</text:p>
          </table:table-cell>
          <table:table-cell office:value-type="float" office:value="18614" calcext:value-type="float">
            <text:p>186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6</text:p>
          </table:table-cell>
          <table:table-cell office:value-type="float" office:value="6.455721" calcext:value-type="float">
            <text:p>6.455721</text:p>
          </table:table-cell>
          <table:table-cell office:value-type="float" office:value="0.008012" calcext:value-type="float">
            <text:p>0.008012</text:p>
          </table:table-cell>
          <table:table-cell office:value-type="float" office:value="0" calcext:value-type="float">
            <text:p>0</text:p>
          </table:table-cell>
          <table:table-cell office:value-type="float" office:value="27179" calcext:value-type="float">
            <text:p>271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7</text:p>
          </table:table-cell>
          <table:table-cell office:value-type="float" office:value="4.622992" calcext:value-type="float">
            <text:p>4.622992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" calcext:value-type="float">
            <text:p>0</text:p>
          </table:table-cell>
          <table:table-cell office:value-type="float" office:value="24435" calcext:value-type="float">
            <text:p>244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08</text:p>
          </table:table-cell>
          <table:table-cell office:value-type="float" office:value="8.105191" calcext:value-type="float">
            <text:p>8.105191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" calcext:value-type="float">
            <text:p>0</text:p>
          </table:table-cell>
          <table:table-cell office:value-type="float" office:value="23410" calcext:value-type="float">
            <text:p>234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12</text:p>
          </table:table-cell>
          <table:table-cell office:value-type="float" office:value="24.250393" calcext:value-type="float">
            <text:p>24.250393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" calcext:value-type="float">
            <text:p>0</text:p>
          </table:table-cell>
          <table:table-cell office:value-type="float" office:value="39425" calcext:value-type="float">
            <text:p>394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13</text:p>
          </table:table-cell>
          <table:table-cell office:value-type="float" office:value="17.539664" calcext:value-type="float">
            <text:p>17.53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0</text:p>
          </table:table-cell>
          <table:table-cell office:value-type="float" office:value="0.133427" calcext:value-type="float">
            <text:p>0.133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1</text:p>
          </table:table-cell>
          <table:table-cell office:value-type="float" office:value="0.35466" calcext:value-type="float">
            <text:p>0.35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2</text:p>
          </table:table-cell>
          <table:table-cell office:value-type="float" office:value="0.302706" calcext:value-type="float">
            <text:p>0.302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4</text:p>
          </table:table-cell>
          <table:table-cell office:value-type="float" office:value="0.055781" calcext:value-type="float">
            <text:p>0.055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5</text:p>
          </table:table-cell>
          <table:table-cell office:value-type="float" office:value="0.243691" calcext:value-type="float">
            <text:p>0.243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36</text:p>
          </table:table-cell>
          <table:table-cell office:value-type="float" office:value="0.277033" calcext:value-type="float">
            <text:p>0.277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40</text:p>
          </table:table-cell>
          <table:table-cell office:value-type="float" office:value="0.076733" calcext:value-type="float">
            <text:p>0.076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10:4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 style:data-style-name="N2" text:time-value="14:16:05.06016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4:16:45.801117332</dc:date>
    <meta:editing-duration>PT1M58S</meta:editing-duration>
    <meta:editing-cycles>2</meta:editing-cycles>
    <meta:generator>LibreOffice/5.4.0.3$Linux_X86_64 LibreOffice_project/7556cbc6811c9d992f4064ab9287069087d7f62c</meta:generator>
    <meta:document-statistic meta:table-count="1" meta:cell-count="7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5cm" chart:style-name="ch2">
          <text:p>test 295, real-time</text:p>
        </chart:title>
        <chart:legend chart:legend-position="end" svg:x="13.366cm" svg:y="4.227cm" style:legend-expansion="high" chart:style-name="ch3"/>
        <chart:plot-area chart:style-name="ch4" table:cell-range-address="test295.G1:test295.G114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95.G2:test295.G114" chart:label-cell-address="test295.G1:test295.G1" chart:class="chart:bar"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95.G1:test29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test295.G2:test295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